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f4548" officeooo:paragraph-rsid="000f4548"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0f4548" officeooo:paragraph-rsid="000f454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style="italic" fo:font-weight="bold" officeooo:rsid="000f4548" officeooo:paragraph-rsid="000f4548" style:font-size-asian="12.25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fo:font-weight="normal" officeooo:rsid="000f4548" officeooo:paragraph-rsid="000f454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9483" officeooo:paragraph-rsid="0019948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5daea" officeooo:paragraph-rsid="0025dae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officeooo:rsid="0025daea" officeooo:paragraph-rsid="0025daea" style:font-size-asian="12.25pt" style:font-weight-asian="bold" style:font-size-complex="14pt" style:font-weight-complex="bold"/>
    </style:style>
    <style:style style:name="T1" style:family="text">
      <style:text-properties officeooo:rsid="0016423a"/>
    </style:style>
    <style:style style:name="T2" style:family="text">
      <style:text-properties officeooo:rsid="001d19a1"/>
    </style:style>
    <style:style style:name="T3" style:family="text">
      <style:text-properties officeooo:rsid="002086ea"/>
    </style:style>
    <style:style style:name="T4" style:family="text">
      <style:text-properties officeooo:rsid="00237260"/>
    </style:style>
    <style:style style:name="T5" style:family="text">
      <style:text-properties officeooo:rsid="0025dc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naire Focus Group (t=0)</text:p>
      <text:p text:style-name="P1"/>
      <text:p text:style-name="P2"/>
      <text:p text:style-name="P3">1)Laquelle de ces 3 expériences avez-vous préféré ?</text:p>
      <text:p text:style-name="P2"/>
      <text:p text:style-name="P2">- <text:span text:style-name="T1">J’aime pas trop le son, donc la dernière. J’aime bien lire sans sons. Le bruit ne m’a pas trop dérangé.</text:span></text:p>
      <text:p text:style-name="P5">La première expérience était mieux car je n’avais pas à me prendre la tête avec le choix des parfums.</text:p>
      <text:p text:style-name="P2"/>
      <text:p text:style-name="P2"/>
      <text:p text:style-name="P3">2) Que pourrait-on améliorer pour cette expérience ? (volume sonore, choix des</text:p>
      <text:p text:style-name="P3">ambiances, odeurs…)</text:p>
      <text:p text:style-name="P3"/>
      <text:p text:style-name="P2">- <text:span text:style-name="T2">Le son était “full”, il était trop uniforme. Ca ne suivait pas forcément le texte. </text:span></text:p>
      <text:p text:style-name="P2"/>
      <text:p text:style-name="P3">3) Vous sentiez-vous immergé dans la lecture ?</text:p>
      <text:p text:style-name="P3"/>
      <text:p text:style-name="P2">- <text:span text:style-name="T3">Oui mais plus due à l’effet du casque. La première semblait plus immersive car les choix en amont ont été pertinent. </text:span></text:p>
      <text:p text:style-name="P2"/>
      <text:p text:style-name="P3">4) Le choix des ambiances vous semblait-il cohérent avec la lecture ?</text:p>
      <text:p text:style-name="P3"/>
      <text:p text:style-name="P2">- <text:span text:style-name="T4">C’est cohérent, mais j’ai compris le lien avec la lecture qu’au bout de la moitié de ma lecture. La musique passe en fond, tu ne fais pas trop attention, ça pourrait être n’importe quoi.</text:span></text:p>
      <text:p text:style-name="P6">Pour les odeurs, cela n’avait pas de lien particulier.</text:p>
      <text:p text:style-name="P6"/>
      <text:p text:style-name="P7">5) Remarques</text:p>
      <text:p text:style-name="P7"/>
      <text:p text:style-name="P6">- <text:span text:style-name="T5">Les odeurs devraient être moins puissante. L’immersion comptait beaucoup sur le casque.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2:28:16.828563137</meta:creation-date>
    <dc:date>2019-04-24T14:01:20.485355075</dc:date>
    <meta:editing-duration>PT13M59S</meta:editing-duration>
    <meta:editing-cycles>23</meta:editing-cycles>
    <meta:generator>LibreOffice/5.1.6.2$Linux_X86_64 LibreOffice_project/10m0$Build-2</meta:generator>
    <meta:document-statistic meta:table-count="0" meta:image-count="0" meta:object-count="0" meta:page-count="1" meta:paragraph-count="14" meta:word-count="183" meta:character-count="1048" meta:non-whitespace-character-count="876"/>
  </office:meta>
</office:document-meta>
</file>